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c13b" officeooo:paragraph-rsid="0010c40f"/>
    </style:style>
    <style:style style:name="P2" style:family="paragraph" style:parent-style-name="Standard">
      <style:text-properties officeooo:rsid="0010c40f" officeooo:paragraph-rsid="0010c40f"/>
    </style:style>
    <style:style style:name="P3" style:family="paragraph" style:parent-style-name="Standard">
      <style:text-properties officeooo:rsid="0010c40f" officeooo:paragraph-rsid="00140732"/>
    </style:style>
    <style:style style:name="P4" style:family="paragraph" style:parent-style-name="Standard">
      <style:text-properties style:text-underline-style="solid" style:text-underline-width="auto" style:text-underline-color="font-color" officeooo:rsid="000fc13b" officeooo:paragraph-rsid="000fc13b"/>
    </style:style>
    <style:style style:name="P5" style:family="paragraph" style:parent-style-name="Standard">
      <style:text-properties style:text-underline-style="solid" style:text-underline-width="auto" style:text-underline-color="font-color" officeooo:rsid="000fc13b" officeooo:paragraph-rsid="0010c40f"/>
    </style:style>
    <style:style style:name="P6" style:family="paragraph" style:parent-style-name="Standard">
      <style:text-properties style:text-underline-style="none" officeooo:rsid="0010c40f" officeooo:paragraph-rsid="0010c40f"/>
    </style:style>
    <style:style style:name="P7" style:family="paragraph" style:parent-style-name="Standard">
      <style:text-properties officeooo:rsid="0010d719" officeooo:paragraph-rsid="0010d719"/>
    </style:style>
    <style:style style:name="P8" style:family="paragraph" style:parent-style-name="Standard">
      <style:text-properties officeooo:rsid="0012789f" officeooo:paragraph-rsid="0012789f"/>
    </style:style>
    <style:style style:name="P9" style:family="paragraph" style:parent-style-name="Standard">
      <style:text-properties officeooo:rsid="00156a1c" officeooo:paragraph-rsid="00156a1c"/>
    </style:style>
    <style:style style:name="P10" style:family="paragraph" style:parent-style-name="Standard">
      <style:text-properties fo:font-style="normal" officeooo:rsid="0012789f" officeooo:paragraph-rsid="0012789f" style:font-style-asian="normal" style:font-style-complex="normal"/>
    </style:style>
    <style:style style:name="P11" style:family="paragraph" style:parent-style-name="Standard">
      <style:text-properties fo:font-style="normal" officeooo:rsid="00140732" officeooo:paragraph-rsid="00140732" style:font-style-asian="normal" style:font-style-complex="normal"/>
    </style:style>
    <style:style style:name="P12" style:family="paragraph" style:parent-style-name="Standard">
      <style:text-properties fo:font-style="normal" officeooo:rsid="0014b11d" officeooo:paragraph-rsid="00140732" style:font-style-asian="normal" style:font-style-complex="normal"/>
    </style:style>
    <style:style style:name="P13" style:family="paragraph" style:parent-style-name="Standard">
      <style:text-properties fo:font-style="normal" officeooo:rsid="0014b11d" officeooo:paragraph-rsid="0014b11d" style:font-style-asian="normal" style:font-style-complex="normal"/>
    </style:style>
    <style:style style:name="P14" style:family="paragraph" style:parent-style-name="Standard">
      <style:text-properties officeooo:rsid="0010d719" officeooo:paragraph-rsid="0010d719"/>
    </style:style>
    <style:style style:name="P15" style:family="paragraph" style:parent-style-name="Standard">
      <style:text-properties officeooo:rsid="0010d719" officeooo:paragraph-rsid="001834a7"/>
    </style:style>
    <style:style style:name="P16" style:family="paragraph" style:parent-style-name="Standard">
      <style:text-properties officeooo:rsid="0010d719" officeooo:paragraph-rsid="0018a24e"/>
    </style:style>
    <style:style style:name="P17" style:family="paragraph" style:parent-style-name="Standard">
      <style:text-properties fo:font-style="normal" officeooo:rsid="0010d719" officeooo:paragraph-rsid="0018a24e" style:font-style-asian="normal" style:font-style-complex="normal"/>
    </style:style>
    <style:style style:name="P18" style:family="paragraph" style:parent-style-name="Standard">
      <style:text-properties fo:font-style="normal" officeooo:rsid="0012789f" officeooo:paragraph-rsid="0012789f" style:font-style-asian="normal" style:font-style-complex="normal"/>
    </style:style>
    <style:style style:name="P19" style:family="paragraph" style:parent-style-name="Standard">
      <style:text-properties fo:font-style="normal" fo:font-weight="bold" officeooo:rsid="0014b11d" officeooo:paragraph-rsid="0014b11d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style:text-underline-style="solid" style:text-underline-width="auto" style:text-underline-color="font-color" fo:font-weight="bold" officeooo:rsid="0012789f" officeooo:paragraph-rsid="0012789f" style:font-style-asian="normal" style:font-weight-asian="bold" style:font-style-complex="normal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officeooo:rsid="000fc13b" officeooo:paragraph-rsid="0010c40f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0fc13b" officeooo:paragraph-rsid="0010c40f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18a24e" officeooo:paragraph-rsid="0018a24e" style:font-weight-asian="bold" style:font-weight-complex="bold"/>
    </style:style>
    <style:style style:name="P24" style:family="paragraph" style:parent-style-name="Standard">
      <style:text-properties officeooo:rsid="0010c40f" officeooo:paragraph-rsid="0010c40f"/>
    </style:style>
    <style:style style:name="P25" style:family="paragraph" style:parent-style-name="Standard">
      <style:text-properties officeooo:rsid="0010c40f" officeooo:paragraph-rsid="0018a24e"/>
    </style:style>
    <style:style style:name="P26" style:family="paragraph" style:parent-style-name="Standard">
      <style:text-properties fo:font-size="14pt" style:text-underline-style="solid" style:text-underline-width="auto" style:text-underline-color="font-color" fo:font-weight="bold" officeooo:rsid="0018a24e" officeooo:paragraph-rsid="0018a24e" style:font-size-asian="14pt" style:font-weight-asian="bold" style:font-size-complex="14pt" style:font-weight-complex="bold"/>
    </style:style>
    <style:style style:name="P27" style:family="paragraph" style:parent-style-name="Standard">
      <style:text-properties officeooo:rsid="0012789f" officeooo:paragraph-rsid="0012789f"/>
    </style:style>
    <style:style style:name="P28" style:family="paragraph" style:parent-style-name="Standard">
      <style:text-properties officeooo:rsid="00140732" officeooo:paragraph-rsid="0018a24e"/>
    </style:style>
    <style:style style:name="T1" style:family="text">
      <style:text-properties officeooo:rsid="000fc13b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2789f" style:font-style-asian="normal" style:font-style-complex="normal"/>
    </style:style>
    <style:style style:name="T4" style:family="text">
      <style:text-properties fo:font-style="normal" officeooo:rsid="00140732" style:font-style-asian="normal" style:font-style-complex="normal"/>
    </style:style>
    <style:style style:name="T5" style:family="text">
      <style:text-properties fo:font-style="normal" officeooo:rsid="0014b11d" style:font-style-asian="normal" style:font-style-complex="normal"/>
    </style:style>
    <style:style style:name="T6" style:family="text">
      <style:text-properties fo:font-style="normal" officeooo:rsid="0018a24e" style:font-style-asian="normal" style:font-style-complex="normal"/>
    </style:style>
    <style:style style:name="T7" style:family="text">
      <style:text-properties officeooo:rsid="0012789f"/>
    </style:style>
    <style:style style:name="T8" style:family="text">
      <style:text-properties officeooo:rsid="0014b11d"/>
    </style:style>
    <style:style style:name="T9" style:family="text">
      <style:text-properties officeooo:rsid="001632a3"/>
    </style:style>
    <style:style style:name="T10" style:family="text">
      <style:text-properties officeooo:rsid="00179ae4"/>
    </style:style>
    <style:style style:name="T11" style:family="text">
      <style:text-properties officeooo:rsid="001834a7"/>
    </style:style>
    <style:style style:name="T12" style:family="text">
      <style:text-properties officeooo:rsid="0018a24e"/>
    </style:style>
    <style:style style:name="T13" style:family="text">
      <style:text-properties officeooo:rsid="001a5a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etour de la réunion <text:span text:style-name="T1">Conseil Délégué </text:span>( le 18/10/2016)<text:span text:style-name="T1">: </text:span></text:p>
      <text:p text:style-name="P4"/>
      <text:p text:style-name="P4"/>
      <text:p text:style-name="P5">Les sujets qu'on a trait<text:span text:style-name="T10">é</text:span> avec Rama :</text:p>
      <text:p text:style-name="P22"/>
      <text:p text:style-name="P23">Organisation</text:p>
      <text:p text:style-name="P5"/>
      <text:p text:style-name="P2">- La nomination des délégués à été trop tardive pour faire remonter certaines</text:p>
      <text:p text:style-name="P2">informations <text:span text:style-name="T10">comme</text:span> le déroulement exact de la formation, <text:span text:style-name="T10">des dysfonctionnements,</text:span> certains <text:span text:style-name="T10">points non </text:span><text:s/>traité<text:span text:style-name="T10">s </text:span>avec Mathilde d’<text:span text:style-name="T10">où une perte de temps</text:span>. </text:p>
      <text:p text:style-name="P2"/>
      <text:p text:style-name="P16">- <text:span text:style-name="T7">Un planning des événements à venir sera mis en place très prochainement pour éviter des désagréments au niveau organisation (transport en commun, famille ou autres) et s’il y’a événements, ceux-ci seront sur les jours d'autonomie pour avancer sur la théorie les autres jours de la semaine. Les volontaires seront prévenus beaucoup plus en avance.</text:span></text:p>
      <text:p text:style-name="P2"/>
      <text:p text:style-name="P23">Apprentissage</text:p>
      <text:p text:style-name="P2"/>
      <text:p text:style-name="P2">- Il y aura des groupes pour mieux préparer et même finaliser la formation du PHP (fin</text:p>
      <text:p text:style-name="P2">novembre) il y a encore des personnes pour qui <text:span text:style-name="T10">c</text:span>e langage est encore flou, incompréhensible, <text:span text:style-name="T10">voir même</text:span> inintéressant. <text:span text:style-name="T10">Chacun de nous devrait se remettre en question sur sa motivation( connaissance et maîtrise de PHP ou/et d’autres langages) et ses objectifs. </text:span></text:p>
      <text:p text:style-name="P8"><text:span text:style-name="T10">Depuis peu nous pouvons compter sur l’aide d’</text:span> Amel <text:span text:style-name="T10">en prenant rdv via le </text:span><text:s/>planning <text:span text:style-name="T10">et voir si elle peut </text:span><text:s/>donner des cours ou éclaircir certaines zone<text:span text:style-name="T13">s</text:span> d'ombres.</text:p>
      <text:p text:style-name="P2"/>
      <text:p text:style-name="P2">- <text:span text:style-name="T7">Quelques groupes de soutien sur certains sujets comme le <text:s/>CSS, DOM ou autres ont déjà été effectué et cela a rencontré un franc succès, Merci à TIM , à DENIS et ETIENNE pour leur implication.( Tout le monde à le droit d'y participer). Donc s’organiser les jours en autonomie.</text:span></text:p>
      <text:p text:style-name="P2"/>
      <text:p text:style-name="P7">- Pour les personnes qui <text:span text:style-name="T11">pense que </text:span>le PHP est complètement inutile, <text:span text:style-name="T11">nous pensons qu’il serait mieux de :</text:span></text:p>
      <text:p text:style-name="P15">- <text:span text:style-name="T11">continuer sur leur </text:span>projet personnel</text:p>
      <text:p text:style-name="P15">- <text:span text:style-name="T11">d’apprendre d’autres </text:span>langages existant<text:span text:style-name="T11">s ou framework</text:span> </text:p>
      <text:p text:style-name="P15">- se remettre sur des exercices <text:span text:style-name="T11">déjà corrigées</text:span>,</text:p>
      <text:p text:style-name="P15">- <text:span text:style-name="T11">de faire des travaux de groupes pour s’ameliorer</text:span></text:p>
      <text:p text:style-name="P7">Mais le PHP est fortement conseill<text:span text:style-name="T13">é</text:span> <text:span text:style-name="T13">(</text:span>apprendre même les bases<text:span text:style-name="T13">)</text:span>. <text:s/>NE PAS RESTER A RIEN FAIRE <text:span text:style-name="T11">ou se laisser demoralisé ou encore être depassé</text:span>.</text:p>
      <text:p text:style-name="P7"/>
      <text:p text:style-name="P7"/>
      <text:p text:style-name="P26">Projet à venir</text:p>
      <text:p text:style-name="P26"/>
      <text:p text:style-name="P8">« Normalement » <text:span text:style-name="T8">Aucun</text:span> autre événement <text:span text:style-name="T8">est </text:span>à venir mais toute information sera communiqué<text:span text:style-name="T11">e</text:span>.</text:p>
      <text:p text:style-name="P8"/>
      <text:p text:style-name="P25"><text:span text:style-name="T8">Des meet-up seront organisés (deux heures de formation rapide) après les vacances avec des intervenants extérieurs (pour plus d'information sur ce sujet s'adresser à Rama).</text:span></text:p>
      <text:p text:style-name="P7"/>
      <text:p text:style-name="P17">Des minis projet personnel ou en groupe seront mis en place après les vacances de 2,3 jours (comme dans les autres Simplon) pour :</text:p>
      <text:p text:style-name="P17">- se mettre en situation d'entreprise <text:span text:style-name="T12">(</text:span>un vrai projet sera réalis<text:span text:style-name="T12">é</text:span> avec ou non la participation d'une entreprise ou une association<text:span text:style-name="T12">)</text:span>.</text:p>
      <text:p text:style-name="P16"><text:span text:style-name="T2">- enrichir notre Github,</text:span><text:span text:style-name="T6">(</text:span><text:span text:style-name="T2">il y en a eu </text:span><text:span text:style-name="T3">que </text:span><text:span text:style-name="T2">2</text:span><text:span text:style-name="T6">)</text:span><text:span text:style-name="T2">.</text:span></text:p>
      <text:p text:style-name="P16"><text:span text:style-name="T2"/></text:p>
      <text:p text:style-name="P16"><text:soft-page-break/><text:span text:style-name="T6">L</text:span><text:span text:style-name="T2">a décision à été </text:span><text:span text:style-name="T6">validé</text:span><text:span text:style-name="T2"> </text:span><text:span text:style-name="T3">et les détails seront transmis par la suite, </text:span><text:span text:style-name="T6">nous vous tenons au courant.</text:span></text:p>
      <text:p text:style-name="P16"><text:span text:style-name="T6"/></text:p>
      <text:p text:style-name="P8"><text:span text:style-name="T4">Il y aura des témoignages de développeur web (front,back,full, design, </text:span><text:span text:style-name="T6">freealnce)</text:span><text:span text:style-name="T4"> pour </text:span><text:span text:style-name="T6">nous parler <text:s text:c="2"/></text:span><text:span text:style-name="T4"><text:s/></text:span><text:span text:style-name="T6">de </text:span><text:span text:style-name="T4">leur métier, les points positifs et négatifs car il faut pas oublier que ça sera notre futur emploi et pour nous préparer aussi au monde de l'entreprise.</text:span></text:p>
      <text:p text:style-name="P10"/>
      <text:p text:style-name="P10"/>
      <text:p text:style-name="P20">L'alternance et le certificat :</text:p>
      <text:p text:style-name="P10"/>
      <text:p text:style-name="P11">L'alternance s'effectuera à partir de fin Janvier, début Février.</text:p>
      <text:p text:style-name="P11">Le planning sera de 1 semaine école, 3 semaines en entreprise, il y aura 2 formateurs pour nous aider pendant toute l'année de formation.</text:p>
      <text:p text:style-name="P28"><text:span text:style-name="T2">Pour ce qui est </text:span><text:span text:style-name="T6">de</text:span><text:span text:style-name="T2"> la recherche d'entreprise Pierre Yves et Mathilde </text:span><text:span text:style-name="T6">font</text:span><text:span text:style-name="T2"> les démarchent pour que l'on puisse passer des entretiens selon notre orientation. </text:span><text:span text:style-name="T6">Ce </text:span><text:span text:style-name="T2">sera <text:s/></text:span><text:span text:style-name="T6">mis </text:span><text:span text:style-name="T2">en place après les vacances(Des contacts d'entreprise ont été transmis à Pierre Yves le jour de la réunion). </text:span></text:p>
      <text:p text:style-name="P28"><text:span text:style-name="T2">Mais </text:span><text:span text:style-name="T6">nous</text:span><text:span text:style-name="T2"> conseill</text:span><text:span text:style-name="T6">ons </text:span><text:span text:style-name="T5">vivement </text:span><text:span text:style-name="T2">de commencer à regarder et chercher chacun de son côté et faire un point après avec Pierre Yves ou Mathilde </text:span><text:span text:style-name="T5">au niveau entretien ou conseil.</text:span></text:p>
      <text:p text:style-name="P12"/>
      <text:p text:style-name="P19">Le certificat :</text:p>
      <text:p text:style-name="P13"/>
      <text:p text:style-name="P13">L'intituler : Titre de développeur logiciel <text:s/><text:span text:style-name="T12">numero 5927</text:span></text:p>
      <text:p text:style-name="P13">( ne pas prendre peur c'est l'ancien intitulé )</text:p>
      <text:p text:style-name="P13">Car c'est dans la globalité du développement en générale ( une fiche plus détailler sera transmis le jour de la réunion),</text:p>
      <text:p text:style-name="P13">C'est un certificat de Niveau 3 ÉQUIVALENT Bac+2</text:p>
      <text:p text:style-name="P13">Pour le reste des informations <text:s/>une réunion est organis<text:span text:style-name="T12">é</text:span> le 19/10/2016 de 15h-17h30.</text:p>
      <text:p text:style-name="P13"/>
      <text:p text:style-name="P13"/>
      <text:p text:style-name="P3"><text:s/></text:p>
      <text:p text:style-name="P9">Merci de votre compréhension.</text:p>
      <text:p text:style-name="P9"/>
      <text:p text:style-name="P9">Et pour tous retour on est disponible !!! <text:span text:style-name="T13">Nous faire des retour avant la prochaine réunion serait bien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20:32:48.578000000</meta:creation-date>
    <dc:date>2016-10-18T23:39:31.145904518</dc:date>
    <meta:editing-duration>PT16M4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2" meta:paragraph-count="39" meta:word-count="670" meta:character-count="4032" meta:non-whitespace-character-count="3383"/>
  </office:meta>
</office:document-meta>
</file>